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 svg:font-family="'Lohit Hindi'" style:font-pitch="variable"/>
    <style:font-face style:name="Albany" svg:font-family="Albany"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文泉驿点阵正黑" svg:font-family="文泉驿点阵正黑" style:font-family-generic="system" style:font-pitch="variable"/>
  </office:font-face-decls>
  <office:automatic-styles>
    <style:style style:name="P1" style:family="paragraph" style:parent-style-name="Standard">
      <style:text-properties fo:font-size="32pt" style:font-size-asian="32pt" style:font-size-complex="32pt"/>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4" style:family="paragraph" style:parent-style-name="Standard">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5" style:family="paragraph" style:parent-style-name="Standard">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6" style:family="paragraph" style:parent-style-name="Standard">
      <style:paragraph-properties fo:break-before="page"/>
      <style:text-properties fo:font-size="32pt" style:font-size-asian="32pt" style:font-size-complex="32pt"/>
    </style:style>
    <style:style style:name="P7" style:family="paragraph" style:parent-style-name="_3f__3f__7e_LT_7e_Gliederung_20_1">
      <style:text-properties style:use-window-font-color="true" style:text-outline="false" style:text-line-through-style="none" style:font-name="DejaVu Sans1"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text-overline-style="none" style:text-overline-color="font-color"/>
    </style:style>
    <style:style style:name="P8" style:family="paragraph" style:parent-style-name="_3f__3f__7e_LT_7e_Gliederung_20_1">
      <style:text-properties style:use-window-font-color="true" style:text-outline="false" style:text-line-through-style="none" style:font-name="DejaVu Sans1" fo:font-size="10pt" fo:font-style="normal" fo:text-shadow="none" style:text-underline-style="none" fo:font-weight="bold" style:letter-kerning="true" style:font-name-asian="DejaVu Sans1" style:font-size-asian="10pt" style:font-style-asian="normal" style:font-weight-asian="bold" style:font-name-complex="DejaVu Sans1" style:font-size-complex="10pt" style:font-style-complex="normal" style:font-weight-complex="bold" style:text-emphasize="none" style:text-overline-style="none" style:text-overline-color="font-color"/>
    </style:style>
    <style:style style:name="P9" style:family="paragraph" style:parent-style-name="_3f__3f__7e_LT_7e_Gliederung_20_1">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28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10" style:family="paragraph" style:parent-style-name="_3f__3f__7e_LT_7e_Gliederung_20_1">
      <style:text-properties style:use-window-font-color="true" style:text-outline="false" style:text-line-through-style="none" style:font-name="DejaVu Sans1" fo:font-size="24pt" fo:font-style="normal" fo:text-shadow="none" style:text-underline-style="none" fo:font-weight="normal" style:letter-kerning="true" style:font-name-asian="DejaVu Sans1" style:font-size-asian="24pt" style:font-style-asian="normal" style:font-weight-asian="normal" style:font-name-complex="DejaVu Sans1" style:font-size-complex="24pt" style:font-style-complex="normal" style:font-weight-complex="normal" style:text-emphasize="none" style:text-overline-style="none" style:text-overline-color="font-color"/>
    </style:style>
    <style:style style:name="P11" style:family="paragraph" style:parent-style-name="lyt-aqua_7e_LT_7e_Gliederung_20_1">
      <style:paragraph-properties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12" style:family="paragraph" style:parent-style-name="Standard">
      <style:text-properties fo:font-size="32pt" style:font-size-asian="32pt" style:font-size-complex="32pt"/>
    </style:style>
    <style:style style:name="P13" style:family="paragraph" style:parent-style-name="_3f__3f__7e_LT_7e_Gliederung_20_1" style:list-style-name="L1">
      <style:text-properties style:use-window-font-color="true" style:text-outline="false" style:text-line-through-style="none" style:font-name="DejaVu Sans1" fo:font-size="24pt" fo:font-style="normal" fo:text-shadow="none" style:text-underline-style="none" fo:font-weight="normal" style:letter-kerning="true" style:font-name-asian="DejaVu Sans1" style:font-size-asian="24pt" style:font-style-asian="normal" style:font-weight-asian="normal" style:font-name-complex="DejaVu Sans1" style:font-size-complex="24pt" style:font-style-complex="normal" style:font-weight-complex="normal" style:text-emphasize="none" style:text-overline-style="none" style:text-overline-color="font-color"/>
    </style:style>
    <style:style style:name="T1" style:family="text">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T4" style:family="text">
      <style:text-properties fo:font-weight="bold" style:font-weight-asian="bold" style:font-weight-complex="bold"/>
    </style:style>
    <style:style style:name="T5" style:family="text">
      <style:text-properties style:font-size-asian="32pt"/>
    </style:style>
    <style:style style:name="T6" style:family="text">
      <style:text-properties style:font-name="Andale Sans UI" style:font-name-asian="Andale Sans UI" style:font-name-complex="Andale Sans UI"/>
    </style:style>
    <style:style style:name="T7" style:family="text">
      <style:text-properties fo:color="#000080" style:text-outline="false" style:text-line-through-style="none" style:font-name="Andale Sans UI" fo:font-style="normal" fo:text-shadow="none" style:text-underline-style="none" fo:font-weight="normal" style:font-name-asian="Andale Sans UI" style:font-style-asian="normal" style:font-weight-asian="normal" style:font-name-complex="Andale Sans UI" style:font-style-complex="normal" style:font-weight-complex="normal" style:text-emphasize="none"/>
    </style:style>
    <style:style style:name="T8" style:family="text">
      <style:text-properties fo:color="#000080" style:text-outline="false" style:text-line-through-style="none" style:font-name="Albany" fo:font-style="normal" fo:text-shadow="none" style:text-underline-style="none" fo:font-weight="normal" style:font-name-asian="Albany" style:font-style-asian="normal" style:font-weight-asian="normal" style:font-name-complex="Albany" style:font-style-complex="normal" style:font-weight-complex="normal" style:text-emphasize="none"/>
    </style:style>
    <style:style style:name="T9" style:family="text">
      <style:text-properties fo:color="#00008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p>
      <text:p text:style-name="Standard"><text:span text:style-name="T1">KGTP 是Linux kernel GDB tracepoint </text:span><text:span text:style-name="T2">module的缩写</text:span></text:p>
      <text:p text:style-name="P4"/>
      <text:p text:style-name="Standard"><text:span text:style-name="T2">我管它叫</text:span><text:span text:style-name="T1">Linux</text:span><text:span text:style-name="T3">内核中的</text:span><text:span text:style-name="T1">GDB小</text:span><text:span text:style-name="T3">刀因为它的设计目标是像一把小刀一样灵活，轻量级，实时的进行调试和trace。</text:span></text:p>
      <text:p text:style-name="P5"/>
      <text:p text:style-name="P5">它可以用来处理线上服务器的问题因为它可以不停止就调试或者trace Linux内核以及用户程序。</text:p>
      <text:p text:style-name="P5"/>
      <text:p text:style-name="P5">同时它轻量级的特点它用来处理嵌入式Linux系统中的问题。</text:p>
      <text:p text:style-name="Standard"><text:span text:style-name="T3">而且它有一个离线调试的功能也对嵌入式系统调试有帮助。我后面会</text:span><text:soft-page-break/><text:span text:style-name="T3">对这个功能进行单独介绍。</text:span></text:p>
      <text:p text:style-name="P4"/>
      <text:p text:style-name="Standard"/>
      <text:p text:style-name="P6">3:</text:p>
      <text:p text:style-name="P1">1)</text:p>
      <text:p text:style-name="P1"/>
      <text:p text:style-name="P1">一些trace工具需要很多代码来分析从内核中得到的执行信息。</text:p>
      <text:p text:style-name="P1"/>
      <text:p text:style-name="P1">但是KGTP不需要这样的代码，因为GDB已经帮助它包揽了这部分的工作。</text:p>
      <text:p text:style-name="P1">GDB可以取得用户的命令，根据调试信息转换这些命令为具体的地址和寄存器号码，KGTP可以直接根据这些信息进行收集。之后GDB可以将这些信息转换为具体<text:soft-page-break/>的行数据或者变量值清晰的返回给用户。</text:p>
      <text:p text:style-name="P1">在整个过程中，KGTP可以集中在收集数据上。</text:p>
      <text:p text:style-name="P1"/>
      <text:p text:style-name="P1">而用户也不需要去掌握一个全新的工具或者脚本语言，顶多需要掌握几个和断点命令接近的trace命令，深度用户还可以使用GDB支持的PYTHON脚本。</text:p>
      <text:p text:style-name="P1"/>
      <text:p text:style-name="P1">不依赖任何不在GDB发布版本中的功能。只需要标准GDB。即使<text:soft-page-break/>GDB有BUG或者支持不好，也都通过KGTP一端进行解决。后面会提到。</text:p>
      <text:p text:style-name="P1"/>
      <text:p text:style-name="P1">可能有人会担心对GDB版本依赖以及编译的问题，KGTP同时提供了可以直接使用的GDB版本，有UBUNTU源，Fedora源等，还提供static编译的GDB，方便大家对KGTP的使用。</text:p>
      <text:p text:style-name="P1"/>
      <text:p text:style-name="P1"/>
      <text:p text:style-name="P6">4：</text:p>
      <text:p text:style-name="P1">1）</text:p>
      <text:p text:style-name="P1">我说大部分因为还有一些功能不是基于Kprobe和Uprobe的，我将在后面介绍他们。</text:p>
      <text:p text:style-name="P6">7：</text:p>
      <text:p text:style-name="P1">这也是为什么介绍KGTP是调试器和tracer。</text:p>
      <text:p text:style-name="P1"/>
      <text:p text:style-name="P1">现在我要做一些实时性的演示。</text:p>
      <text:p text:style-name="P1">有请我的演示助手--大雄兔。</text:p>
      <text:p text:style-name="P6">9：</text:p>
      <text:p text:style-name="P8">演示1：</text:p>
      <text:p text:style-name="P7">cd kernel/svn/trunk/ </text:p>
      <text:p text:style-name="P7">uname -r </text:p>
      <text:p text:style-name="P8">#这个内核就是UBUNTU自带的内核，并不是特别编译的</text:p>
      <text:p text:style-name="P7">make </text:p>
      <text:p text:style-name="P7">sudo insmod gtp.ko </text:p>
      <text:p text:style-name="P7">sudo gdb /usr/lib/debug/boot/vmlinux-$(uname -r) </text:p>
      <text:p text:style-name="P7">target remote /sys/kernel/debug/gtp </text:p>
      <text:p text:style-name="P7">p jiffies_64 </text:p>
      <text:p text:style-name="P7">#Access static LIST_HEAD(modules) </text:p>
      <text:p text:style-name="P7">p *((struct module *)((char *)modules-&gt;next - ((size_t) &amp;(((struct module *)0)-&gt;list)))) </text:p>
      <text:p text:style-name="P7">p *((struct module *)((char *)modules-&gt;next-&gt;next - ((size_t) &amp;(((struct module *)0)-&gt;list)))) </text:p>
      <text:p text:style-name="P7">#Access DEFINE_PER_CPU(irq_cpustat_t, irq_stat) ____cacheline_internodealigned_in_smp; </text:p>
      <text:p text:style-name="P7">p *(irq_cpustat_t *)(__per_cpu_offset[0]+(uint64_t)(&amp;irq_stat)) </text:p>
      <text:p text:style-name="P7">p *(irq_cpustat_t *)(__per_cpu_offset[1]+(uint64_t)(&amp;irq_stat)) </text:p>
      <text:p text:style-name="P7"/>
      <text:p text:style-name="P8">演示 2: </text:p>
      <text:p text:style-name="P7">trace vfs_read </text:p>
      <text:p text:style-name="P7">actions </text:p>
      <text:p text:style-name="P8">#$bt是定义在KGTP中的特殊TRACE状态变量</text:p>
      <text:p text:style-name="P8">#如果在trace action中访问这个TRACE状态变量，KGTP将转化这个ACTION为收集backtrace需要的内核和寄存器</text:p>
      <text:p text:style-name="P8">collect $bt</text:p>
      <text:p text:style-name="P7">end </text:p>
      <text:p text:style-name="P7">trace do_IRQ </text:p>
      <text:p text:style-name="P7">actions </text:p>
      <text:p text:style-name="P7"><text:soft-page-break/>collect $bt </text:p>
      <text:p text:style-name="P7">end </text:p>
      <text:p text:style-name="P7">info tracepoints </text:p>
      <text:p text:style-name="P7">tstart </text:p>
      <text:p text:style-name="P7">tstop </text:p>
      <text:p text:style-name="P7">tfind </text:p>
      <text:p text:style-name="P7">tfind tracepoint 2 </text:p>
      <text:p text:style-name="P7">quit </text:p>
      <text:p text:style-name="P8">演示3：</text:p>
      <text:p text:style-name="P6">10：</text:p>
      <text:p text:style-name="P1">1）</text:p>
      <text:p text:style-name="P1"/>
      <text:p text:style-name="P1">在从开始我做KGTP的时候，我就不希望KGTP成为那种使用前需要在你内核上打几个PATCH，打开一堆影响或者可能影响速度的内核选项。然后还要重新编译的工具。</text:p>
      <text:p text:style-name="P1">我想把KGTP设计成那种像一把小刀一样的工具，需要的时候拿起来用，不需要折起来兜里一装就走。</text:p>
      <text:p text:style-name="P1">2）</text:p>
      <text:p text:style-name="P1"/>
      <text:p text:style-name="P6">11：</text:p>
      <text:p text:style-name="P1">1）演示1-5</text:p>
      <text:p text:style-name="P1">2）演示6</text:p>
      <text:p text:style-name="P1">3）也就是说，在GDB完全不连接到内核的情况下，对内核进行调试。</text:p>
      <text:p text:style-name="P9">演示7-1:这个PERL脚本用来取得RSP包并把他们保存到文件中。</text:p>
      <text:p text:style-name="P9"><text:span text:style-name="T4">$dump_stack</text:span> 是一个特殊的TSV。在trace actions中collect它的话KGTP会直接调用 dump_stack函数，这样当前的内核调用栈就会直接输出到LOG。</text:p>
      <text:p text:style-name="P9">演示7-2: 在板子上执行tracepoint并取得数据。</text:p>
      <text:p text:style-name="P9">演示7-3: 在主机上分析数据。</text:p>
      <text:p text:style-name="P6">14:</text:p>
      <text:p text:style-name="P1">1)就像在脚本语言中定义一个变量。</text:p>
      <text:p text:style-name="P1">2）在一个多CPU的环境中每个CPU都访问一个变量要考虑原子问题</text:p>
      <text:p text:style-name="P1">而per-cpu tsv就没有这个问题</text:p>
      <text:p text:style-name="P1">提高速度 而且actions更好写</text:p>
      <text:p text:style-name="P1">3）这也是我很喜欢这个功能的原因，这让调试目标端可以很方便添加新的调试功能。</text:p>
      <text:p text:style-name="P1">4)<text:span text:style-name="T7">，这样</text:span><text:span text:style-name="T8">KGTP</text:span><text:span text:style-name="T7">可以调用内核中的任何函数并且取得返回</text:span><text:span text:style-name="T9">值返回给用户。</text:span></text:p>
      <text:p text:style-name="P11"><text:span text:style-name="T6">还可以自定义存储数据的结构，比如自定义一个</text:span>数组，红黑树之类的。<text:soft-page-break/>这也是最早设计这个功能的原因。</text:p>
      <text:p text:style-name="P1"/>
      <text:p text:style-name="P9">演示8:</text:p>
      <text:p text:style-name="P9">test3 will call sprint_symbol.</text:p>
      <text:p text:style-name="P6">15</text:p>
      <text:p text:style-name="P1">这是一个比较复杂的演示</text:p>
      <text:p text:style-name="P1">演示9</text:p>
      <text:p text:style-name="P2">#装载模块信息</text:p>
      <text:p text:style-name="P1">!~/kernel/kgtp/getmod &gt; ~/tmp/m </text:p>
      <text:p text:style-name="P1">source ~/tmp/m </text:p>
      <text:p text:style-name="P1"/>
      <text:p text:style-name="P2">#增加stack收集数量的大小</text:p>
      <text:p text:style-name="P1">set pagination off </text:p>
      <text:p text:style-name="P1">tvariable $bt=1024 </text:p>
      <text:p text:style-name="P1"/>
      <text:p text:style-name="P2">#设置3个per_cpu变量</text:p>
      <text:p text:style-name="P2">#临时变量</text:p>
      <text:p text:style-name="P1">tvariable $p_count </text:p>
      <text:p text:style-name="P2">#记录时间的变量</text:p>
      <text:p text:style-name="P1">tvariable $p_cc </text:p>
      <text:p text:style-name="P2"><text:soft-page-break/>#记录关中断地址的变量</text:p>
      <text:p text:style-name="P1">tvariable $p_pc </text:p>
      <text:p text:style-name="P1"/>
      <text:p text:style-name="P2">#忽略错误因为有些inline不能设置kprobe</text:p>
      <text:p text:style-name="P1">tvariable $ignore_error=1 </text:p>
      <text:p text:style-name="P1"/>
      <text:p text:style-name="P1">trace arch_local_irq_disable </text:p>
      <text:p text:style-name="P1"><text:s text:c="2"/>commands </text:p>
      <text:p text:style-name="P1"><text:s text:c="4"/>teval $p_count=$clock </text:p>
      <text:p text:style-name="P1"><text:s text:c="4"/>teval $p_pc=(uint64_t)$rip </text:p>
      <text:p text:style-name="P1"><text:s text:c="2"/>end </text:p>
      <text:p text:style-name="P1">trace arch_local_irq_enable if ($p_count &amp;&amp; $p_cc &lt; $clock - $p_count) </text:p>
      <text:p text:style-name="P1"><text:soft-page-break/><text:s text:c="2"/>commands </text:p>
      <text:p text:style-name="P1"><text:s text:c="4"/>teval $p_cc = $clock - $p_count </text:p>
      <text:p text:style-name="P1"><text:s text:c="4"/>collect $bt </text:p>
      <text:p text:style-name="P1"><text:s text:c="4"/>collect $p_cc </text:p>
      <text:p text:style-name="P1"><text:s text:c="4"/>collect $p_pc </text:p>
      <text:p text:style-name="P1"><text:s text:c="4"/>teval $p_count=0 </text:p>
      <text:p text:style-name="P1"><text:s text:c="2"/>end </text:p>
      <text:p text:style-name="P1"/>
      <text:p text:style-name="P1">trace arch_local_save_flags </text:p>
      <text:p text:style-name="P1"><text:s text:c="2"/>commands </text:p>
      <text:p text:style-name="P1"><text:s text:c="4"/>teval $p_count=$clock </text:p>
      <text:p text:style-name="P1"><text:s text:c="4"/>teval $p_pc=(uint64_t)$rip </text:p>
      <text:p text:style-name="P1"><text:s text:c="2"/>end </text:p>
      <text:p text:style-name="P1">trace arch_local_irq_restore if <text:soft-page-break/>($p_count &amp;&amp; $p_cc &lt; $clock - $p_count) </text:p>
      <text:p text:style-name="P1"><text:s text:c="2"/>commands </text:p>
      <text:p text:style-name="P1"><text:s text:c="4"/>teval $p_cc = $clock - $p_count </text:p>
      <text:p text:style-name="P1"><text:s text:c="4"/>collect $bt </text:p>
      <text:p text:style-name="P1"><text:s text:c="4"/>collect $p_cc </text:p>
      <text:p text:style-name="P1"><text:s text:c="4"/>collect $p_pc </text:p>
      <text:p text:style-name="P1"><text:s text:c="4"/>teval $p_count=0 </text:p>
      <text:p text:style-name="P1"><text:s text:c="2"/>end </text:p>
      <text:p text:style-name="P1"/>
      <text:p text:style-name="P1">enable </text:p>
      <text:p text:style-name="P1">set pagination on</text:p>
      <text:p text:style-name="P1"/>
      <text:p text:style-name="P1">现在在KGTP的traceframe中有很多的记录，但是如果一条一条分析<text:soft-page-break/>他们并找出哪一条是针对哪个CPU的比较麻烦。</text:p>
      <text:p text:style-name="P1">如果处理这个问题？</text:p>
      <text:p text:style-name="P6">16：</text:p>
      <text:p text:style-name="P1">演示10：</text:p>
      <text:p text:style-name="P1">!cat ~/kernel/svn/bak/show/introduce/slow.py </text:p>
      <text:p text:style-name="P1">source ~/kernel/kgtp-misc/show/introduce/slow.py </text:p>
      <text:p text:style-name="P1"/>
      <text:p text:style-name="P1">#因为GDB disableinline中某个tracepoint的功能不好用 所以有了这个KGTP内置功能 来DISABLE某地址上的tracepoint</text:p>
      <text:p text:style-name="P1">p $rip </text:p>
      <text:p text:style-name="P1">x $p_pc </text:p>
      <text:p text:style-name="P1">monitor disable 0xffffffff8136f03d </text:p>
      <text:p text:style-name="P1">monitor disable 0xffffffff8136f0d9 </text:p>
      <text:p text:style-name="P1"><text:soft-page-break/>monitor disable </text:p>
      <text:p text:style-name="P1">tstart </text:p>
      <text:p text:style-name="P1">tstop </text:p>
      <text:p text:style-name="P1">source ~/kernel/kgtp-misc/show/introduce/slow.py</text:p>
      <text:p text:style-name="P6">18：</text:p>
      <text:p text:style-name="P1">我在前面介绍过大部分功能都基于Kprobe和Uprobe。</text:p>
      <text:p text:style-name="P1">现在我要介绍两个不基于他们的功能。</text:p>
      <text:p text:style-name="P1">1）</text:p>
      <text:p text:style-name="P1">这不是很清晰？简单的讲，watch tracepoint就是KGTP提供的watchpoint。</text:p>
      <text:p text:style-name="P1">有两类watch tracepoint。</text:p>
      <text:p text:style-name="P9">演示10: 静态watch tracepoint可以监视可以直接找到的地址的变量，例如全局变量。</text:p>
      <text:p text:style-name="P10">#Trace 变量的地址</text:p>
      <text:p text:style-name="P10"><text:soft-page-break/>trace *&amp;jiffies_64 </text:p>
      <text:p text:style-name="P10"><text:s text:c="2"/>commands </text:p>
      <text:p text:style-name="P10">#下面这个标记这个tracepoint是静态watch tracepoint</text:p>
      <text:p text:style-name="P10"><text:s text:c="4"/>teval $watch_static=1 </text:p>
      <text:p text:style-name="P10">#标示监视对地址的写操作</text:p>
      <text:p text:style-name="P10"><text:s text:c="4"/>teval $watch_type=1</text:p>
      <text:p text:style-name="P10">#表示监视的8字节的长度</text:p>
      <text:p text:style-name="P10"><text:s text:c="4"/>teval $watch_size=8 </text:p>
      <text:p text:style-name="P10">#下面这部分是真正的起作用的actions</text:p>
      <text:p text:style-name="P10">#收集被修改后变量的值</text:p>
      <text:p text:style-name="P10"><text:s text:c="4"/>collect $watch_val </text:p>
      <text:p text:style-name="P10">#收集被写前变量的值</text:p>
      <text:p text:style-name="P10"><text:s text:c="4"/>collect $watch_prev_val </text:p>
      <text:p text:style-name="P10"><text:s text:c="4"/>collect $bt </text:p>
      <text:p text:style-name="P10"><text:s text:c="2"/>end </text:p>
      <text:p text:style-name="P10">tstart</text:p>
      <text:p text:style-name="P10"><text:soft-page-break/>看过这个演示以后，有些人可能会说：Linux 3.0以及之后的版本都支持硬件断点的框架。开发者可以用一个很小的模块来控制硬件断点，他们应该不会需要watch tracepoint。</text:p>
      <text:p text:style-name="P10">但是我要说，那个框架还不够，有两个原因：</text:p>
      <text:list xml:id="list1248238346" text:style-name="L1">
        <text:list-item>
          <text:list>
            <text:list-item>
              <text:p text:style-name="P13">他不支持老的内核，KGTP watch tracepoint可以和老内核很好的工作。</text:p>
            </text:list-item>
            <text:list-item>
              <text:p text:style-name="P13">那个框架不能很容易的编写代码监视局部变量和其他不能直接得到地址的变量。</text:p>
              <text:p text:style-name="P13">动态 watch tracepoint可以很好的处理这个问题。</text:p>
            </text:list-item>
          </text:list>
        </text:list-item>
      </text:list>
      <text:p text:style-name="P9">演示11: <text:s/>动态<text:span text:style-name="T5"> watch tracepoint可以监视那些不能直接取得地址的变量。例如，一个函数中的局部变量。</text:span></text:p>
      <text:p text:style-name="P9"><text:span text:style-name="T5">#这是一个动态 watch tracepoint. <text:s/>这个地址并不是要监视的地址，而是相当一个特殊分</text:span><text:soft-page-break/><text:span text:style-name="T5">配的ID，其他要控制这个动态 watch tracepoint的tracepoint可以通过这个地址找到这个tracepoint。使用地址而不是ID因为在GDB中，断点和tracepoint的ID都是动态分配的，用地址标记tracepoint更方便保存起来多次使用。</text:span></text:p>
      <text:p text:style-name="P10">trace *1 </text:p>
      <text:p text:style-name="P10"><text:s text:c="2"/>commands </text:p>
      <text:p text:style-name="P10"><text:s text:c="4"/>teval $watch_static=0 </text:p>
      <text:p text:style-name="P10"><text:s text:c="4"/>teval $watch_type=1 </text:p>
      <text:p text:style-name="P10"><text:s text:c="4"/>teval $watch_size=8 </text:p>
      <text:p text:style-name="P10"><text:s text:c="4"/>collect $bt </text:p>
      <text:p text:style-name="P10"><text:s text:c="4"/>collect $watch_addr </text:p>
      <text:p text:style-name="P10"><text:s text:c="4"/>collect $watch_val </text:p>
      <text:p text:style-name="P10"><text:s text:c="4"/>collect $watch_prev_val </text:p>
      <text:p text:style-name="P10"><text:soft-page-break/><text:s text:c="2"/>end </text:p>
      <text:p text:style-name="P10">list get_empty_filp </text:p>
      <text:p text:style-name="P10">trace 135 </text:p>
      <text:p text:style-name="P10"><text:s text:c="2"/>commands</text:p>
      <text:p text:style-name="P10">#设置后面对watch tracepoint的操作都是对地址为1的watch tracepoint（也就是前面咱们设置的动态watch tracepoint）进行的。</text:p>
      <text:p text:style-name="P10"><text:s text:c="4"/>teval $watch_set_addr=1 </text:p>
      <text:p text:style-name="P10"><text:s text:c="4"/>teval $watch_size=4</text:p>
      <text:p text:style-name="P10">#这个actions尝试分配一个硬件断点监视这个地址，这个actions可能会失败因为X86中硬件断点有限，但是这个失败并不会影响这个tracepoint。</text:p>
      <text:p text:style-name="P10"><text:s text:c="4"/>teval $watch_start=&amp;(f-&gt;f_pos) </text:p>
      <text:p text:style-name="P10"><text:s text:c="4"/>teval $watch_size=8</text:p>
      <text:p text:style-name="P10">#和上面一样，尝试分配地址监视这个地址。</text:p>
      <text:p text:style-name="P10"><text:s text:c="4"/>teval $watch_start=&amp;(f-&gt;f_op) </text:p>
      <text:p text:style-name="P10"><text:soft-page-break/><text:s text:c="2"/>end </text:p>
      <text:p text:style-name="P10">trace file_sb_list_del </text:p>
      <text:p text:style-name="P10"><text:s text:c="2"/>commands </text:p>
      <text:p text:style-name="P10">#停止监视这两个地址并释放硬件断点，这样其他tracepoint可以再次使用硬件断点。</text:p>
      <text:p text:style-name="P10"><text:s text:c="4"/>teval $watch_stop=&amp;(file-&gt;f_pos) </text:p>
      <text:p text:style-name="P10"><text:s text:c="4"/>teval $watch_stop=&amp;(file-&gt;f_op) </text:p>
      <text:p text:style-name="P10"><text:s text:c="2"/>end </text:p>
      <text:p text:style-name="P10">tstart</text:p>
      <text:p text:style-name="P1"/>
      <text:p text:style-name="P6">19:</text:p>
      <text:p text:style-name="P1">演示13：</text:p>
      <text:p text:style-name="P10">trace vfs_read </text:p>
      <text:p text:style-name="P10">passcount 1 </text:p>
      <text:p text:style-name="P10"><text:s text:c="2"/>commands </text:p>
      <text:p text:style-name="P10"><text:s text:c="4"/>collect $bt </text:p>
      <text:p text:style-name="P10"><text:s text:c="4"/>collect $step_count </text:p>
      <text:p text:style-name="P10"><text:s text:c="4"/>while-stepping 2000 </text:p>
      <text:p text:style-name="P10"><text:s text:c="6"/>collect $bt </text:p>
      <text:p text:style-name="P10"><text:s text:c="6"/>collect $step_count </text:p>
      <text:p text:style-name="P10"><text:s text:c="4"/>end </text:p>
      <text:p text:style-name="P10"><text:s text:c="2"/>end </text:p>
      <text:p text:style-name="P10">display $cpu_id </text:p>
      <text:p text:style-name="P10">display $step_count</text:p>
      <text:p text:style-name="P10">#一个挨一个的tfind不清晰而且很慢，而且KGTP现在有一系列指令执行后内存的记录，非常类似GDB中的一个功能process <text:soft-page-break/>record。</text:p>
      <text:p text:style-name="P10">这个功能的最大特色就是可以用GDB执行指令回放执行记录。也是最早支持GDB反向调试的target之一。</text:p>
      <text:p text:style-name="P10">#KGTP也可以切换到类似的回放模式。</text:p>
      <text:p text:style-name="P10">monitor replay </text:p>
      <text:p text:style-name="P10">tfind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ohit Hindi" svg:font-family="'Lohit Hindi'" style:font-pitch="variable"/>
    <style:font-face style:name="Albany" svg:font-family="Albany"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文泉驿点阵正黑" svg:font-family="文泉驿点阵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文泉驿点阵正黑" style:font-size-asian="14pt" style:font-name-complex="Lohit Devanagar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f__3f_" style:display-nam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Lohit Hindi" fo:font-size="18pt"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paragraph-properties fo:text-align="start" style:justify-single-word="false"/>
    </style:style>
    <style:style style:name="_3f__3f__3f__3f_" style:display-name="????" style:family="paragraph" style:parent-style-name="_3f__3f_">
      <style:paragraph-properties fo:margin="100%" fo:margin-left="0cm" fo:margin-right="0cm" fo:margin-top="0cm" fo:margin-bottom="0cm"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100%"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cm" fo:margin-bottom="0.4cm"/>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 style:display-name="WW-????" style:family="paragraph">
      <style:paragraph-properties style:text-autospace="none"/>
      <style:text-properties style:letter-kerning="true"/>
    </style:style>
    <style:style style:name="WW-_3f__3f_1234" style:display-name="WW-??1234" style:family="paragraph">
      <style:paragraph-properties style:text-autospace="none"/>
      <style:text-properties style:letter-kerning="true"/>
    </style:style>
    <style:style style:name="_3f__3f__20_" style:display-name="?? "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20_1" style:display-name="WW-??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cm" fo:margin-bottom="0.4cm"/>
      <style:text-properties fo:font-size="28pt" style:font-size-asian="28pt" style:font-size-complex="28pt"/>
    </style:style>
    <style:style style:name="_3f__3f__20_3" style:display-name="?? 3" style:family="paragraph" style:parent-style-name="WW-_3f__3f__20_2">
      <style:paragraph-properties fo:margin-top="0cm" fo:margin-bottom="0.3cm"/>
      <style:text-properties fo:font-size="24pt" style:font-size-asian="24pt" style:font-size-complex="24pt"/>
    </style:style>
    <style:style style:name="_3f__3f__20_4" style:display-name="?? 4" style:family="paragraph" style:parent-style-name="_3f__3f__20_3">
      <style:paragraph-properties fo:margin-top="0cm" fo:margin-bottom="0.199cm"/>
      <style:text-properties fo:font-size="20pt" style:font-size-asian="20pt" style:font-size-complex="20pt"/>
    </style:style>
    <style:style style:name="_3f__3f__20_5" style:display-name="?? 5" style:family="paragraph" style:parent-style-name="_3f__3f__20_4">
      <style:paragraph-properties fo:margin-top="0cm" fo:margin-bottom="0.101cm"/>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WW-_3f__3f__3f__3f__3f__3f_123" style:display-name="WW-??????123" style:family="paragraph" style:parent-style-name="_3f__3f_"/>
    <style:style style:name="WW-_3f__3f__3f__3f__3f__3f_1234" style:display-name="WW-??????1234" style:family="paragraph" style:parent-style-name="_3f__3f_"/>
    <style:style style:name="WW-_3f__3f_12345" style:display-name="WW-??12345" style:family="paragraph" style:parent-style-name="_3f__3f_"/>
    <style:style style:name="WW-_3f__3f_123456" style:display-name="WW-??123456" style:family="paragraph" style:parent-style-name="_3f__3f_"/>
    <style:style style:name="WW-_3f__3f__3f__3f__3f__3f_12345" style:display-name="WW-??????12345" style:family="paragraph" style:parent-style-name="_3f__3f_">
      <style:paragraph-properties fo:text-align="start" style:justify-single-word="false"/>
    </style:style>
    <style:style style:name="WW-_3f__3f_1234567" style:display-name="WW-??1234567" style:family="paragraph" style:parent-style-name="_3f__3f_"/>
    <style:style style:name="WW-_3f__3f__3f_12" style:display-name="WW-???12" style:family="paragraph" style:parent-style-name="_3f__3f_"/>
    <style:style style:name="WW-_3f__3f_12345678" style:display-name="WW-??12345678"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123" style:display-name="WW-???123"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1" style:display-name="WW-????1" style:family="paragraph">
      <style:paragraph-properties style:text-autospace="none"/>
      <style:text-properties style:letter-kerning="true"/>
    </style:style>
    <style:style style:name="WW-_3f__3f_123456789" style:display-name="WW-??123456789" style:family="paragraph">
      <style:paragraph-properties style:text-autospace="none"/>
      <style:text-properties style:letter-kerning="true"/>
    </style:style>
    <style:style style:name="WW-_3f__3f__20_11" style:display-name="WW-?? 1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20_21" style:display-name="WW-?? 21" style:family="paragraph" style:parent-style-name="WW-_3f__3f__20_11">
      <style:paragraph-properties fo:margin-top="0cm" fo:margin-bottom="0.4cm"/>
      <style:text-properties fo:font-size="28pt" style:font-size-asian="28pt" style:font-size-complex="28pt"/>
    </style:style>
    <style:style style:name="WW-_3f__3f__3f__3f__3f__3f_123456" style:display-name="WW-??????123456" style:family="paragraph" style:parent-style-name="_3f__3f_"/>
    <style:style style:name="WW-_3f__3f__3f__3f__3f__3f_1234567" style:display-name="WW-??????1234567" style:family="paragraph" style:parent-style-name="_3f__3f_"/>
    <style:style style:name="WW-_3f__3f_12345678910" style:display-name="WW-??12345678910" style:family="paragraph" style:parent-style-name="_3f__3f_"/>
    <style:style style:name="WW-_3f__3f_1234567891011" style:display-name="WW-??1234567891011" style:family="paragraph" style:parent-style-name="_3f__3f_"/>
    <style:style style:name="WW-_3f__3f__3f__3f__3f__3f_12345678" style:display-name="WW-??????12345678" style:family="paragraph" style:parent-style-name="_3f__3f_">
      <style:paragraph-properties fo:text-align="start" style:justify-single-word="false"/>
    </style:style>
    <style:style style:name="WW-_3f__3f_123456789101112" style:display-name="WW-??123456789101112" style:family="paragraph" style:parent-style-name="_3f__3f_"/>
    <style:style style:name="WW-_3f__3f__3f_1234" style:display-name="WW-???1234" style:family="paragraph" style:parent-style-name="_3f__3f_"/>
    <style:style style:name="WW-_3f__3f_12345678910111213" style:display-name="WW-??12345678910111213"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_3f__3f__3f_12345" style:display-name="WW-???12345" style:family="paragraph">
      <style:paragraph-properties fo:margin="100%" fo:margin-left="0cm" fo:margin-right="0cm" fo:margin-top="0cm" fo:margin-bottom="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12" style:display-name="WW-????12" style:family="paragraph">
      <style:paragraph-properties style:text-autospace="none"/>
    </style:style>
    <style:style style:name="WW-_3f__3f_1234567891011121314" style:display-name="WW-??1234567891011121314" style:family="paragraph">
      <style:paragraph-properties style:text-autospace="none"/>
    </style:style>
    <style:style style:name="WW-_3f__3f__20_112" style:display-name="WW-?? 112" style:family="paragraph">
      <style:paragraph-properties fo:margin="100%"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20_212" style:display-name="WW-?? 212" style:family="paragraph" style:parent-style-name="WW-_3f__3f__20_112">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paper_7e_LT_7e_Gliederung_20_1" style:display-name="lyt-paper~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aper_7e_LT_7e_Gliederung_20_2" style:display-name="lyt-paper~LT~Gliederung 2" style:family="paragraph" style:parent-style-name="lyt-paper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paper_7e_LT_7e_Gliederung_20_3" style:display-name="lyt-paper~LT~Gliederung 3" style:family="paragraph" style:parent-style-name="lyt-paper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paper_7e_LT_7e_Gliederung_20_4" style:display-name="lyt-paper~LT~Gliederung 4" style:family="paragraph" style:parent-style-name="lyt-paper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paper_7e_LT_7e_Gliederung_20_5" style:display-name="lyt-paper~LT~Gliederung 5" style:family="paragraph" style:parent-style-name="lyt-paper_7e_LT_7e_Gliederung_20_4">
      <style:paragraph-properties fo:margin="100%" fo:margin-left="6.001cm" fo:margin-right="0cm" fo:margin-top="0cm" fo:margin-bottom="0.101cm" fo:text-indent="-0.6cm" style:auto-text-indent="false">
        <style:tab-stops/>
      </style:paragraph-properties>
    </style:style>
    <style:style style:name="lyt-paper_7e_LT_7e_Gliederung_20_6" style:display-name="lyt-paper~LT~Gliederung 6" style:family="paragraph" style:parent-style-name="lyt-paper_7e_LT_7e_Gliederung_20_5">
      <style:paragraph-properties fo:margin="100%" fo:margin-left="7.2cm" fo:margin-right="0cm" fo:margin-top="0cm" fo:margin-bottom="0cm" fo:text-indent="-0.6cm" style:auto-text-indent="false">
        <style:tab-stops/>
      </style:paragraph-properties>
    </style:style>
    <style:style style:name="lyt-paper_7e_LT_7e_Gliederung_20_7" style:display-name="lyt-paper~LT~Gliederung 7" style:family="paragraph" style:parent-style-name="lyt-paper_7e_LT_7e_Gliederung_20_6">
      <style:paragraph-properties fo:margin="100%" fo:margin-left="8.4cm" fo:margin-right="0cm" fo:margin-top="0cm" fo:margin-bottom="0cm" fo:text-indent="-0.6cm" style:auto-text-indent="false">
        <style:tab-stops/>
      </style:paragraph-properties>
    </style:style>
    <style:style style:name="lyt-paper_7e_LT_7e_Gliederung_20_8" style:display-name="lyt-paper~LT~Gliederung 8" style:family="paragraph" style:parent-style-name="lyt-paper_7e_LT_7e_Gliederung_20_7">
      <style:paragraph-properties fo:margin="100%" fo:margin-left="9.601cm" fo:margin-right="0cm" fo:margin-top="0cm" fo:margin-bottom="0cm" fo:text-indent="-0.6cm" style:auto-text-indent="false">
        <style:tab-stops/>
      </style:paragraph-properties>
    </style:style>
    <style:style style:name="lyt-paper_7e_LT_7e_Gliederung_20_9" style:display-name="lyt-paper~LT~Gliederung 9" style:family="paragraph" style:parent-style-name="lyt-paper_7e_LT_7e_Gliederung_20_8">
      <style:paragraph-properties fo:margin="100%" fo:margin-left="10.8cm" fo:margin-right="0cm" fo:margin-top="0cm" fo:margin-bottom="0cm" fo:text-indent="-0.6cm" style:auto-text-indent="false">
        <style:tab-stops/>
      </style:paragraph-properties>
    </style:style>
    <style:style style:name="lyt-paper_7e_LT_7e_Titel" style:display-name="lyt-paper~LT~Titel" style:family="paragraph">
      <style:paragraph-properties fo:text-align="center" style:justify-single-word="false" style:text-autospace="none"/>
      <style:text-properties fo:color="#996633"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aper_7e_LT_7e_Untertitel" style:display-name="lyt-paper~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aper_7e_LT_7e_Notizen" style:display-name="lyt-paper~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paper_7e_LT_7e_Hintergrundobjekte" style:display-name="lyt-paper~LT~Hintergrundobjekte" style:family="paragraph">
      <style:paragraph-properties style:text-autospace="none"/>
    </style:style>
    <style:style style:name="lyt-paper_7e_LT_7e_Hintergrund" style:display-name="lyt-paper~LT~Hintergrund" style:family="paragraph">
      <style:paragraph-properties style:text-autospace="none"/>
    </style:style>
    <style:style style:name="lyt-aqua_7e_LT_7e_Gliederung_20_1" style:display-name="lyt-aqua~LT~Gliederung 1" style:family="paragraph">
      <style:paragraph-properties fo:margin="100%"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100%" fo:margin-left="6.001cm" fo:margin-right="0cm" fo:margin-top="0cm" fo:margin-bottom="0.101cm" fo:text-indent="-0.6cm" style:auto-text-indent="false">
        <style:tab-stops/>
      </style:paragraph-properties>
    </style:style>
    <style:style style:name="lyt-aqua_7e_LT_7e_Gliederung_20_6" style:display-name="lyt-aqua~LT~Gliederung 6" style:family="paragraph" style:parent-style-name="lyt-aqua_7e_LT_7e_Gliederung_20_5">
      <style:paragraph-properties fo:margin="100%" fo:margin-left="7.2cm" fo:margin-right="0cm" fo:margin-top="0cm" fo:margin-bottom="0cm" fo:text-indent="-0.6cm" style:auto-text-indent="false">
        <style:tab-stops/>
      </style:paragraph-properties>
    </style:style>
    <style:style style:name="lyt-aqua_7e_LT_7e_Gliederung_20_7" style:display-name="lyt-aqua~LT~Gliederung 7" style:family="paragraph" style:parent-style-name="lyt-aqua_7e_LT_7e_Gliederung_20_6">
      <style:paragraph-properties fo:margin="100%" fo:margin-left="8.4cm" fo:margin-right="0cm" fo:margin-top="0cm" fo:margin-bottom="0cm" fo:text-indent="-0.6cm" style:auto-text-indent="false">
        <style:tab-stops/>
      </style:paragraph-properties>
    </style:style>
    <style:style style:name="lyt-aqua_7e_LT_7e_Gliederung_20_8" style:display-name="lyt-aqua~LT~Gliederung 8" style:family="paragraph" style:parent-style-name="lyt-aqua_7e_LT_7e_Gliederung_20_7">
      <style:paragraph-properties fo:margin="100%" fo:margin-left="9.601cm" fo:margin-right="0cm" fo:margin-top="0cm" fo:margin-bottom="0cm" fo:text-indent="-0.6cm" style:auto-text-indent="false">
        <style:tab-stops/>
      </style:paragraph-properties>
    </style:style>
    <style:style style:name="lyt-aqua_7e_LT_7e_Gliederung_20_9" style:display-name="lyt-aqua~LT~Gliederung 9" style:family="paragraph" style:parent-style-name="lyt-aqua_7e_LT_7e_Gliederung_20_8">
      <style:paragraph-properties fo:margin="100%" fo:margin-left="10.8cm" fo:margin-right="0cm" fo:margin-top="0cm" fo:margin-bottom="0cm" fo:text-indent="-0.6cm"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100%" fo:margin-left="0cm" fo:margin-right="0cm" fo:margin-top="0cm" fo:margin-bottom="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12:06:35.413328763</meta:creation-date>
    <meta:generator>LibreOffice/3.5$Linux_X86_64 LibreOffice_project/350m1$Build-2</meta:generator>
    <dc:date>2013-10-08T15:30:04</dc:date>
    <meta:editing-duration>PT7H35M26S</meta:editing-duration>
    <meta:editing-cycles>183</meta:editing-cycles>
    <dc:creator>teawater </dc:creator>
    <meta:document-statistic meta:table-count="0" meta:image-count="0" meta:object-count="0" meta:page-count="28" meta:paragraph-count="220" meta:word-count="677" meta:character-count="5489" meta:non-whitespace-character-count="5280"/>
  </office:meta>
</office:document-meta>
</file>